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09F9048E18B0B27FCE9.png" manifest:media-type="image/png"/>
  <manifest:file-entry manifest:full-path="Pictures/10001D61000010D70000106C24EF68805213CC79.svg" manifest:media-type="image/svg+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96cm" svg:height="10.626cm" svg:x="5.257cm" svg:y="10.313cm">
          <draw:image xlink:href="Pictures/10001D61000010D70000106C24EF68805213CC79.svg" xlink:type="simple" xlink:show="embed" xlink:actuate="onLoad">
            <text:p text:style-name="P1">Banuka Hathurusinghe</text:p>
            <text:p text:style-name="P1"><text:span text:style-name="T1">Index No- 17020311</text:span></text:p>
          </draw:image>
          <draw:image xlink:href="Pictures/10000201000000A30000009F9048E18B0B27FCE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18.683733974</meta:creation-date>
    <dc:date>2018-02-19T15:13:34.348658851</dc:date>
    <meta:editing-duration>PT35M55S</meta:editing-duration>
    <meta:editing-cycles>2</meta:editing-cycles>
    <meta:generator>LibreOffice/5.1.6.2$Linux_X86_64 LibreOffice_project/10m0$Build-2</meta:generator>
    <meta:document-statistic meta:object-count="1"/>
  </office:meta>
</office:document-meta>
</file>